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6232"/>
    </style:style>
    <style:style style:name="P2" style:family="paragraph" style:parent-style-name="Standard">
      <style:text-properties officeooo:rsid="001e6232" officeooo:paragraph-rsid="001e6232"/>
    </style:style>
    <style:style style:name="P3" style:family="paragraph" style:parent-style-name="Standard">
      <style:text-properties officeooo:rsid="001f6589" officeooo:paragraph-rsid="001f6589"/>
    </style:style>
    <style:style style:name="T1" style:family="text">
      <style:text-properties officeooo:rsid="001e62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</text:span></text:p>
      <text:p text:style-name="P1">lista=[]</text:p>
      <text:p text:style-name="Standard">for i in range(1001):</text:p>
      <text:p text:style-name="Standard"><text:s text:c="4"/>lista.append(i)</text:p>
      <text:p text:style-name="Standard">print(lista)</text:p>
      <text:p text:style-name="P2">2)</text:p>
      <text:p text:style-name="P2">lista=[]</text:p>
      <text:p text:style-name="P2">for i in range(1001):</text:p>
      <text:p text:style-name="P2"><text:s text:c="4"/>lista.append(i)</text:p>
      <text:p text:style-name="P2"><text:s text:c="4"/>if(i%2):</text:p>
      <text:p text:style-name="P2"><text:s text:c="8"/>lista.remove(i)</text:p>
      <text:p text:style-name="P2">print(lista)}</text:p>
      <text:p text:style-name="P2">3)</text:p>
      <text:p text:style-name="P2">set={"NAcho"}</text:p>
      <text:p text:style-name="P2">for i in range(3):</text:p>
      <text:p text:style-name="P2"><text:s text:c="4"/>nombre=str(input("INgrese un nombre"))</text:p>
      <text:p text:style-name="P2"><text:s text:c="4"/>set.add(nombre)</text:p>
      <text:p text:style-name="P2"><text:s text:c="4"/></text:p>
      <text:p text:style-name="P2">print(set)</text:p>
      <text:p text:style-name="P2">4)</text:p>
      <text:p text:style-name="P2">set={"NAcho"}</text:p>
      <text:p text:style-name="P2">for i in range(3):</text:p>
      <text:p text:style-name="P2"><text:s text:c="4"/>nombre=str(input("INgrese un nombre"))</text:p>
      <text:p text:style-name="P2"><text:s text:c="4"/>set.add(nombre)</text:p>
      <text:p text:style-name="P2"><text:s text:c="4"/>if nombre[0]=="a":</text:p>
      <text:p text:style-name="P2"><text:s text:c="8"/>set.remove(nombre)</text:p>
      <text:p text:style-name="P2"><text:s text:c="4"/></text:p>
      <text:p text:style-name="P2">print(set)</text:p>
      <text:p text:style-name="P3">5)</text:p>
      <text:p text:style-name="P3">diccionario={"Eric":12,"MedniaMUllet":1}</text:p>
      <text:p text:style-name="P3">print(diccionario)</text:p>
      <text:p text:style-name="P3">6)</text:p>
      <text:p text:style-name="P3">diccionario={"Eric":12,"MedniaMUllet":1}</text:p>
      <text:p text:style-name="P3"/>
      <text:p text:style-name="P3">for clave in diccionario.keys():</text:p>
      <text:p text:style-name="P3"><text:s text:c="4"/>diccionario[clave]= diccionario[clave]*2</text:p>
      <text:p text:style-name="P3">print(diccionario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08:44:17.665201400</meta:creation-date>
    <dc:date>2022-03-10T09:04:11.200717573</dc:date>
    <meta:editing-duration>PT9M43S</meta:editing-duration>
    <meta:editing-cycles>1</meta:editing-cycles>
    <meta:document-statistic meta:table-count="0" meta:image-count="0" meta:object-count="0" meta:page-count="1" meta:paragraph-count="36" meta:word-count="55" meta:character-count="620" meta:non-whitespace-character-count="539"/>
    <meta:generator>LibreOffice/6.4.7.2$Linux_X86_64 LibreOffice_project/40$Build-2</meta:generator>
  </office:meta>
</office:document-meta>
</file>